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officeooo:paragraph-rsid="0016cc7a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officeooo:paragraph-rsid="0018908a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20pt" officeooo:paragraph-rsid="0018908a" style:font-size-asian="17.5pt" style:font-size-complex="20pt"/>
    </style:style>
    <style:style style:name="P4" style:family="paragraph" style:parent-style-name="Standard">
      <style:text-properties style:font-name="Liberation Sans" fo:font-size="10pt" officeooo:paragraph-rsid="0016cc7a" style:font-size-asian="10pt" style:font-size-complex="10pt"/>
    </style:style>
    <style:style style:name="P5" style:family="paragraph" style:parent-style-name="Standard">
      <style:text-properties style:font-name="Liberation Sans" fo:font-size="14pt" officeooo:paragraph-rsid="0018908a" style:font-size-asian="14pt" style:font-size-complex="14pt"/>
    </style:style>
    <style:style style:name="P6" style:family="paragraph" style:parent-style-name="Standard">
      <style:text-properties style:font-name="Liberation Sans" fo:font-size="14pt" officeooo:paragraph-rsid="0016cc7a" style:font-size-asian="14pt" style:font-size-complex="14pt"/>
    </style:style>
    <style:style style:name="P7" style:family="paragraph" style:parent-style-name="Standard">
      <style:text-properties style:font-name="Liberation Sans" fo:font-size="14pt" fo:font-weight="normal" officeooo:paragraph-rsid="0016cc7a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ans" fo:font-size="12pt" officeooo:paragraph-rsid="0016cc7a" style:font-size-asian="12pt" style:font-size-complex="12pt"/>
    </style:style>
    <style:style style:name="P9" style:family="paragraph" style:parent-style-name="Standard" style:list-style-name="L1">
      <style:text-properties style:font-name="Liberation Sans" fo:font-size="12pt" officeooo:paragraph-rsid="00189927" style:font-size-asian="12pt" style:font-size-complex="12pt"/>
    </style:style>
    <style:style style:name="P10" style:family="paragraph" style:parent-style-name="Standard" style:list-style-name="L2">
      <style:text-properties style:font-name="Liberation Sans" fo:font-size="12pt" officeooo:paragraph-rsid="0019104f" style:font-size-asian="12pt" style:font-size-complex="12pt"/>
    </style:style>
    <style:style style:name="P11" style:family="paragraph" style:parent-style-name="Standard" style:list-style-name="L3">
      <style:text-properties style:font-name="Liberation Sans" fo:font-size="12pt" officeooo:paragraph-rsid="0019104f" style:font-size-asian="12pt" style:font-size-complex="12pt"/>
    </style:style>
    <style:style style:name="P12" style:family="paragraph" style:parent-style-name="Standard" style:list-style-name="L4">
      <style:text-properties style:font-name="Liberation Sans" fo:font-size="12pt" officeooo:paragraph-rsid="0019104f" style:font-size-asian="12pt" style:font-size-complex="12pt"/>
    </style:style>
    <style:style style:name="P13" style:family="paragraph" style:parent-style-name="Standard" style:list-style-name="L5">
      <style:text-properties style:font-name="Liberation Sans" fo:font-size="12pt" officeooo:paragraph-rsid="0019104f" style:font-size-asian="12pt" style:font-size-complex="12pt"/>
    </style:style>
    <style:style style:name="P14" style:family="paragraph" style:parent-style-name="Standard" style:list-style-name="L6">
      <style:text-properties style:font-name="Liberation Sans" fo:font-size="12pt" officeooo:paragraph-rsid="0019104f" style:font-size-asian="12pt" style:font-size-complex="12pt"/>
    </style:style>
    <style:style style:name="P15" style:family="paragraph" style:parent-style-name="Standard">
      <style:text-properties style:font-name="Liberation Sans" fo:font-size="12pt" fo:font-weight="bold" officeooo:paragraph-rsid="0016cc7a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ans" fo:font-size="12pt" fo:font-weight="normal" officeooo:paragraph-rsid="0016cc7a" style:font-size-asian="12pt" style:font-weight-asian="normal" style:font-size-complex="12pt" style:font-weight-complex="normal"/>
    </style:style>
    <style:style style:name="T1" style:family="text">
      <style:text-properties officeooo:rsid="0016cc7a"/>
    </style:style>
    <style:style style:name="T2" style:family="text">
      <style:text-properties officeooo:rsid="0018908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908a" style:font-weight-asian="bold" style:font-weight-complex="bold"/>
    </style:style>
    <style:style style:name="T5" style:family="text">
      <style:text-properties fo:font-weight="bold" officeooo:rsid="0016cc7a" style:font-weight-asian="bold" style:font-weight-complex="bold"/>
    </style:style>
    <style:style style:name="T6" style:family="text">
      <style:text-properties fo:font-weight="bold" officeooo:rsid="0019104f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tyle="normal" fo:font-weight="bold" officeooo:rsid="0016cc7a" style:font-style-asian="normal" style:font-weight-asian="bold" style:font-style-complex="normal" style:font-weight-complex="bold"/>
    </style:style>
    <style:style style:name="T9" style:family="text">
      <style:text-properties officeooo:rsid="0018d8e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9104f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iouxd</text:span></text:p>
      <text:p text:style-name="P2"><text:span text:style-name="T2">Serveur web pour téléphone mobile</text:span></text:p>
      <text:p text:style-name="P2"><text:span text:style-name="T2"/></text:p>
      <text:p text:style-name="P3"><text:span text:style-name="T2">Par </text:span><text:span text:style-name="T4">Vial Loïc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2">I - Description</text:span></text:p>
      <text:p text:style-name="P4"><text:span text:style-name="T1"></text:span></text:p>
      <text:p text:style-name="P8"><text:span text:style-name="T1">Siouxd est un serveur web pouvant traiter des requêtes HTTP/1.0 standard de la forme "GET &lt;fichier&gt;", où &lt;fichier&gt; représente le chemin absolu depuis la racine du serveur vers un fichier présent sur le serveur.</text:span></text:p>
      <text:p text:style-name="P8"><text:span text:style-name="T1">Le serveur va répondre aux requêtes en envoyant au client le fichier demandé, dans le respect de la norme HTTP/1.0.</text:span></text:p>
      <text:p text:style-name="P8"><text:span text:style-name="T1"></text:span></text:p>
      <text:p text:style-name="P8"><text:span text:style-name="T1">Siouxd s'accompagne d'une gestion en parallèle d'un programme de GPS qui met régulièrement à jour les coordonnées du serveur, et qui les affiche dans un fichier "/position.html".</text:span></text:p>
      <text:p text:style-name="P8"><text:span text:style-name="T1"></text:span></text:p>
      <text:p text:style-name="P8"><text:span text:style-name="T1"></text:span></text:p>
      <text:p text:style-name="P8"><text:span text:style-name="T1"/></text:p>
      <text:p text:style-name="P5"><text:span text:style-name="T2">II - Compilation</text:span></text:p>
      <text:p text:style-name="P8"><text:span text:style-name="T1"></text:span></text:p>
      <text:p text:style-name="P8"><text:span text:style-name="T1">- "make all" : va générer le serveur "siouxd", ainsi que deux programmes "siouxd_gps" et "siouxd_gps_google" pour la gestion des coordonnées GPS.</text:span></text:p>
      <text:p text:style-name="P8"><text:span text:style-name="T1">- "make clean" : supprime les fichiers .o générés par gcc.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6"><text:span text:style-name="T2">III - </text:span><text:span text:style-name="T1">Demarrage</text:span></text:p>
      <text:p text:style-name="P8"><text:span text:style-name="T1"></text:span></text:p>
      <text:p text:style-name="P8"><text:span text:style-name="T1">- "./siouxd" : lance le serveur web Siouxd</text:span></text:p>
      <text:p text:style-name="P8"><text:span text:style-name="T1"></text:span></text:p>
      <text:p text:style-name="P8"><text:span text:style-name="T1"/></text:p>
      <text:p text:style-name="P8"><text:span text:style-name="T1"></text:span></text:p>
      <text:p text:style-name="P6"><text:span text:style-name="T2">IV -</text:span><text:span text:style-name="T1"> Configuration</text:span></text:p>
      <text:p text:style-name="P8"><text:span text:style-name="T1"></text:span></text:p>
      <text:p text:style-name="P8"><text:span text:style-name="T1">Le serveur Siouxd est paramétrisable depuis son fichier de configuration "siouxd.conf".</text:span></text:p>
      <text:p text:style-name="P8"><text:span text:style-name="T1">Le fichier de configuration doit respecter le squelette suivant :</text:span></text:p>
      <text:p text:style-name="P8"><text:span text:style-name="T1"></text:span></text:p>
      <text:p text:style-name="P1"><text:span text:style-name="T1">ip_address <text:s text:c="2"/>___.___.___.___</text:span></text:p>
      <text:p text:style-name="P1"><text:span text:style-name="T1">port <text:s text:c="8"/>____</text:span></text:p>
      <text:p text:style-name="P1"><text:span text:style-name="T1">web_root_dir _______________</text:span></text:p>
      <text:p text:style-name="P1"><text:span text:style-name="T1">log_file <text:s text:c="4"/>_______________</text:span></text:p>
      <text:p text:style-name="P1"><text:span text:style-name="T1">gps_software _______________</text:span></text:p>
      <text:p text:style-name="P1"><text:span text:style-name="T1">frequency <text:s text:c="3"/>__</text:span></text:p>
      <text:p text:style-name="P8"><text:span text:style-name="T1"></text:span></text:p>
      <text:p text:style-name="P8"><text:span text:style-name="T1"/></text:p>
      <text:p text:style-name="P8"><text:span text:style-name="T1"/></text:p>
      <text:p text:style-name="P8"><text:span text:style-name="T1"/></text:p>
      <text:list xml:id="list1404279585" text:style-name="L1">
        <text:list-item>
          <text:p text:style-name="P9"><text:soft-page-break/><text:span text:style-name="T5">ip_address</text:span><text:span text:style-name="T1">: l'adresse IP du serveur, généralement 127.0.0.1 en local, ou bien l'adresse LAN pour une utilisation externe.</text:span></text:p>
        </text:list-item>
        <text:list-item>
          <text:p text:style-name="P9"><text:span text:style-name="T5">port </text:span><text:span text:style-name="T1">: le port d'écoute du serveur, par défaut 2222.</text:span></text:p>
        </text:list-item>
        <text:list-item>
          <text:p text:style-name="P9"><text:span text:style-name="T5">web_root_dir</text:span><text:span text:style-name="T1"> : le repertoire racine du serveur, généralement là où se trouvent les fichiers "index.html" et "position.html", par défaut ".".</text:span></text:p>
        </text:list-item>
        <text:list-item>
          <text:p text:style-name="P9"><text:span text:style-name="T5">log_file </text:span><text:span text:style-name="T1">: le chemin vers le fichier de log du serveur, par défaut "./siouxd.log".</text:span></text:p>
        </text:list-item>
        <text:list-item>
          <text:p text:style-name="P9"><text:span text:style-name="T8">gps_software</text:span><text:span text:style-name="T1"> : le chemin vers le programme executable chargé de générer le fichier "position.html" qui contient les coordonnées GPS du serveur.</text:span></text:p>
        </text:list-item>
        <text:list-item>
          <text:p text:style-name="P9"><text:span text:style-name="T5">frequency </text:span><text:span text:style-name="T1">: la fréquence en secondes à laquelle on appelle le programme GPS, par défaut 3.</text:span></text:p>
        </text:list-item>
      </text:list>
      <text:p text:style-name="P8"><text:span text:style-name="T1"></text:span></text:p>
      <text:p text:style-name="P8"><text:span text:style-name="T1">Exemple de fichier de configuration (fichier par défaut) :</text:span></text:p>
      <text:p text:style-name="P1"><text:span text:style-name="T1">ip_address <text:s text:c="2"/>127.0.0.1</text:span></text:p>
      <text:p text:style-name="P1"><text:span text:style-name="T1">port <text:s text:c="8"/>2222</text:span></text:p>
      <text:p text:style-name="P1"><text:span text:style-name="T1">web_root_dir .</text:span></text:p>
      <text:p text:style-name="P1"><text:span text:style-name="T1">log_file <text:s text:c="4"/>./siouxd.log</text:span></text:p>
      <text:p text:style-name="P1"><text:span text:style-name="T1">gps_software ./siouxd_gps_google</text:span></text:p>
      <text:p text:style-name="P1"><text:span text:style-name="T1">frequency <text:s text:c="3"/>3</text:span></text:p>
      <text:p text:style-name="P8"><text:span text:style-name="T1"></text:span></text:p>
      <text:p text:style-name="P8"><text:span text:style-name="T5">Attention</text:span><text:span text:style-name="T1"> : le fichier de configuration "siouxd.conf" doit être accessible dans le répertoire de lancement du programme.</text:span></text:p>
      <text:p text:style-name="P8"><text:span text:style-name="T1"></text:span></text:p>
      <text:p text:style-name="P16"><text:span text:style-name="T1"></text:span></text:p>
      <text:p text:style-name="P16"><text:span text:style-name="T1"/></text:p>
      <text:p text:style-name="P7"><text:span text:style-name="T9">V - </text:span><text:span text:style-name="T1">Test</text:span></text:p>
      <text:p text:style-name="P8"><text:span text:style-name="T1"></text:span></text:p>
      <text:p text:style-name="P8"><text:span text:style-name="T1">- pour tester le serveur, utilisez un client web standard (Firefox, Chrome, etc.)</text:span></text:p>
      <text:p text:style-name="P8"><text:span text:style-name="T1">et connectez vous sur "</text:span><text:span text:style-name="T5">http://ip_address:port</text:span><text:span text:style-name="T1">", avec l'adresse IP et le port décrits dans le fichier de configuration.</text:span></text:p>
      <text:p text:style-name="P8"><text:span text:style-name="T1"></text:span></text:p>
      <text:p text:style-name="P8"><text:span text:style-name="T1"></text:span></text:p>
      <text:p text:style-name="P8"><text:span text:style-name="T1"/></text:p>
      <text:p text:style-name="P6"><text:span text:style-name="T9">VI -</text:span><text:span text:style-name="T1"> Notes</text:span></text:p>
      <text:p text:style-name="P8"><text:span text:style-name="T1"></text:span></text:p>
      <text:p text:style-name="P15"><text:span text:style-name="T11">1) </text:span><text:span text:style-name="T1">A propos du serveur HTTP</text:span></text:p>
      <text:list xml:id="list467688540" text:style-name="L2">
        <text:list-item>
          <text:p text:style-name="P10"><text:span text:style-name="T1">il traite la racine "/" comme si c'était le fichier "/index.html", comme un serveur web habituel.</text:span></text:p>
        </text:list-item>
        <text:list-item>
          <text:p text:style-name="P10"><text:span text:style-name="T1">il renvoie une erreur "404 Not Found" avec comme message "Not Found" dans le cas où il ne trouve pas un fichier demandé.</text:span></text:p>
        </text:list-item>
        <text:list-item>
          <text:p text:style-name="P10"><text:span text:style-name="T1">il renvoie une erreur "400 Bad Request" avec comme message "Bad Request" dans le cas où la requête client est mal formée.</text:span></text:p>
        </text:list-item>
        <text:list-item>
          <text:p text:style-name="P10"><text:span text:style-name="T1">il peut traiter plusieurs clients à la fois grace à l'utilisation de threads.</text:span></text:p>
        </text:list-item>
      </text:list>
      <text:p text:style-name="P8"><text:span text:style-name="T1"></text:span></text:p>
      <text:p text:style-name="P15"><text:span text:style-name="T11">2) </text:span><text:span text:style-name="T1">A propos des programmes GPS fournis</text:span></text:p>
      <text:list xml:id="list1864558400" text:style-name="L3">
        <text:list-item>
          <text:p text:style-name="P11"><text:span text:style-name="T1">siouxd_gps genere une page HTML simple avec les deux coordonnées GPS (latitude et longitude).</text:span></text:p>
        </text:list-item>
        <text:list-item>
          <text:p text:style-name="P11"><text:span text:style-name="T1">siouxd_gps_google genere la même page HTML, avec en plus une carte Google montrant graphiquement le point sur la carte du monde.</text:span></text:p>
        </text:list-item>
        <text:list-item>
          <text:p text:style-name="P11"><text:span text:style-name="T1">les deux programmes generent aleatoirement des coordonnées GPS, de n'importe où sur le globe, ce ne sont donc pas les vraies coordonnées GPS du serveur qui sont affichées.</text:span></text:p>
        </text:list-item>
      </text:list>
      <text:p text:style-name="P8"><text:soft-page-break/><text:span text:style-name="T1"></text:span><text:span text:style-name="T6">3) </text:span><text:span text:style-name="T5">A propos du cod</text:span><text:span text:style-name="T6">e</text:span></text:p>
      <text:list xml:id="list592533014" text:style-name="L4">
        <text:list-item>
          <text:p text:style-name="P12"><text:span text:style-name="T1">on utilise la librairie POSIX threads (pthreads) pour la gestion des threads, il faut donc compiler avec l'option -lpthread pour utiliser la librairie.</text:span></text:p>
        </text:list-item>
        <text:list-item>
          <text:p text:style-name="P12"><text:span text:style-name="T1">les commentaires explicatifs à propos des signatures des fonctions du fichier "function.c" sont dans l'entête "function.h".</text:span></text:p>
        </text:list-item>
      </text:list>
      <text:p text:style-name="P8"><text:span text:style-name="T1"></text:span></text:p>
      <text:p text:style-name="P15"><text:span text:style-name="T11">4) </text:span><text:span text:style-name="T1">A propos de l'utilisation du programme</text:span></text:p>
      <text:list xml:id="list492661520" text:style-name="L5">
        <text:list-item>
          <text:p text:style-name="P13"><text:span text:style-name="T1">le programme envoie un message en console à chaque fois qu'on écrit dans le fichier de log, et à chaque fois que le programme GPS est lancé.</text:span></text:p>
        </text:list-item>
        <text:list-item>
          <text:p text:style-name="P13"><text:span text:style-name="T1">si vous ne voulez pas être ennuyé par ces messages, lancez "./siouxd &gt; /dev/null" au lieu de "./siouxd".</text:span></text:p>
        </text:list-item>
        <text:list-item>
          <text:p text:style-name="P13"><text:span text:style-name="T1">chaque demarrage du serveur, connexion d'un client, requete d'un client et fermeture du serveur est enregistré avec la date et l'heure dans le fichier de log.</text:span></text:p>
        </text:list-item>
      </text:list>
      <text:p text:style-name="P8"><text:span text:style-name="T1"></text:span></text:p>
      <text:p text:style-name="P15"><text:span text:style-name="T11">5) </text:span><text:span text:style-name="T1">Point faible du serveur</text:span></text:p>
      <text:list xml:id="list652911201" text:style-name="L6">
        <text:list-item>
          <text:p text:style-name="P14"><text:span text:style-name="T1">lors de l'arret du programme avec les signaux 2 (SIGINT) ou 15 (SIGTERM), le serveur attend une dernière requête client avant de se fermer.</text:span></text:p>
        </text:list-item>
        <text:list-item>
          <text:p text:style-name="P14"><text:span text:style-name="T1">si on veut arreter immédiatement le programme, on peut toujours envoyer un signal 9 (SIGKILL).</text:span></text:p>
        </text:list-item>
      </text:list>
      <text:p text:style-name="P8"><text:span text:style-name="T1"></text:span></text:p>
      <text:p text:style-name="P8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5T15:10:24</meta:creation-date>
    <dc:date>2012-01-05T18:07:50</dc:date>
    <meta:editing-duration>PT00H12M05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3" meta:paragraph-count="82" meta:word-count="685" meta:character-count="4266"/>
  </office:meta>
</office:document-meta>
</file>